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2" style:family="paragraph" style:parent-style-name="Standard">
      <style:text-properties style:use-window-font-color="true" style:font-name="Liberation Serif" fo:font-size="12pt" officeooo:rsid="00150212" officeooo:paragraph-rsid="00150212" style:font-size-asian="12pt" style:font-size-complex="12pt"/>
    </style:style>
    <style:style style:name="P3" style:family="paragraph" style:parent-style-name="Standard">
      <style:text-properties style:use-window-font-color="true" style:font-name="Liberation Serif" fo:font-size="12pt" officeooo:rsid="00150212" officeooo:paragraph-rsid="00183581" style:font-size-asian="12pt" style:font-size-complex="12pt"/>
    </style:style>
    <style:style style:name="P4" style:family="paragraph" style:parent-style-name="Standard">
      <style:text-properties style:use-window-font-color="true" style:font-name="Liberation Serif" fo:font-size="12pt" officeooo:rsid="00150212" officeooo:paragraph-rsid="001ad02f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officeooo:rsid="00150212" officeooo:paragraph-rsid="001c1011" style:font-size-asian="12pt" style:font-size-complex="12pt"/>
    </style:style>
    <style:style style:name="P6" style:family="paragraph" style:parent-style-name="Standard">
      <style:text-properties style:use-window-font-color="true" style:font-name="Liberation Serif" fo:font-size="12pt" officeooo:rsid="00150212" officeooo:paragraph-rsid="001f5080" style:font-size-asian="12pt" style:font-size-complex="12pt"/>
    </style:style>
    <style:style style:name="P7" style:family="paragraph" style:parent-style-name="Standard">
      <style:text-properties style:use-window-font-color="true" style:font-name="Liberation Serif" fo:font-size="12pt" officeooo:rsid="001c800b" officeooo:paragraph-rsid="001c800b" style:font-size-asian="12pt" style:font-size-complex="12pt"/>
    </style:style>
    <style:style style:name="P8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fo:font-weight="bold" officeooo:rsid="00134b17" officeooo:paragraph-rsid="0019a28c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9a28c" officeooo:paragraph-rsid="0019a28c" style:font-weight-asian="bold" style:font-weight-complex="bold"/>
    </style:style>
    <style:style style:name="P11" style:family="paragraph" style:parent-style-name="Standard">
      <style:text-properties fo:font-weight="bold" officeooo:rsid="0019a28c" officeooo:paragraph-rsid="001d5781" style:font-weight-asian="bold" style:font-weight-complex="bold"/>
    </style:style>
    <style:style style:name="P12" style:family="paragraph" style:parent-style-name="Standard">
      <style:text-properties fo:font-weight="bold" officeooo:rsid="0020071e" officeooo:paragraph-rsid="0020071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34b17" officeooo:paragraph-rsid="00134b17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1c800b" officeooo:paragraph-rsid="001c800b"/>
    </style:style>
    <style:style style:name="P15" style:family="paragraph" style:parent-style-name="Standard">
      <style:text-properties style:text-underline-style="solid" style:text-underline-width="auto" style:text-underline-color="font-color" officeooo:rsid="001586fa" officeooo:paragraph-rsid="001586fa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1c800b" officeooo:paragraph-rsid="001c800b" style:font-size-asian="12pt" style:font-size-complex="12pt"/>
    </style:style>
    <style:style style:name="P17" style:family="paragraph" style:parent-style-name="Standard">
      <style:paragraph-properties fo:margin-left="1.251cm" fo:margin-right="0cm" style:line-height-at-least="0.476cm" fo:text-indent="0cm" style:auto-text-indent="false"/>
      <style:text-properties fo:color="#000000" style:font-name="Droid Sans Mono" fo:font-size="9pt" fo:font-weight="normal" fo:background-color="#fffffe"/>
    </style:style>
    <style:style style:name="P18" style:family="paragraph" style:parent-style-name="Standard">
      <style:paragraph-properties fo:margin-left="1.251cm" fo:margin-right="0cm" style:line-height-at-least="0.476cm" fo:text-indent="0cm" style:auto-text-indent="false"/>
      <style:text-properties fo:color="#000000" style:font-name="Droid Sans Mono" fo:font-size="9pt" fo:font-weight="normal" officeooo:paragraph-rsid="001c1011" fo:background-color="#fffffe"/>
    </style:style>
    <style:style style:name="P19" style:family="paragraph" style:parent-style-name="Standard">
      <style:paragraph-properties fo:margin-left="1.251cm" fo:margin-right="0cm" style:line-height-at-least="0.476cm" fo:text-indent="0cm" style:auto-text-indent="false"/>
      <style:text-properties fo:color="#000000" style:font-name="Droid Sans Mono" fo:font-size="9pt" fo:font-weight="normal" officeooo:paragraph-rsid="00183581" fo:background-color="#fffffe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000000" style:font-name="Droid Sans Mono" fo:font-size="9pt" fo:font-weight="normal" officeooo:rsid="00150212" officeooo:paragraph-rsid="00150212" fo:background-color="#fffffe" style:font-size-asian="12pt" style:font-size-complex="12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color="#000000" style:font-name="Droid Sans Mono" fo:font-size="9pt" style:text-underline-style="solid" style:text-underline-width="auto" style:text-underline-color="font-color" fo:font-weight="normal" officeooo:rsid="00134b17" officeooo:paragraph-rsid="00134b17" fo:background-color="#fffffe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use-window-font-color="true" style:font-name="Liberation Serif" fo:font-size="12pt" officeooo:rsid="00150212" officeooo:paragraph-rsid="001c1011" style:font-size-asian="12pt" style:font-size-complex="12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use-window-font-color="true" style:font-name="Liberation Serif" fo:font-size="12pt" officeooo:rsid="00150212" officeooo:paragraph-rsid="001ad02f" style:font-size-asian="12pt" style:font-size-complex="12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use-window-font-color="true" style:font-name="Liberation Serif" fo:font-size="12pt" officeooo:rsid="00150212" officeooo:paragraph-rsid="001f5080" style:font-size-asian="12pt" style:font-size-complex="12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use-window-font-color="true" style:font-name="Liberation Serif" fo:font-size="12pt" officeooo:rsid="001c800b" officeooo:paragraph-rsid="001cd7b0" style:font-size-asian="12pt" style:font-size-complex="12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use-window-font-color="true" style:font-name="Liberation Serif" fo:font-size="12pt" officeooo:rsid="001c800b" officeooo:paragraph-rsid="001f5080" style:font-size-asian="12pt" style:font-size-complex="12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c800b" officeooo:paragraph-rsid="001cd7b0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c800b" officeooo:paragraph-rsid="001f5080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c800b" officeooo:paragraph-rsid="001cd7b0" style:font-size-asian="12pt" style:font-size-complex="12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c800b" officeooo:paragraph-rsid="001f5080" style:font-size-asian="12pt" style:font-size-complex="12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Liberation Serif" fo:font-size="12pt" fo:letter-spacing="normal" fo:font-style="normal" style:text-underline-style="solid" style:text-underline-width="auto" style:text-underline-color="font-color" fo:font-weight="normal" officeooo:rsid="001cd7b0" officeooo:paragraph-rsid="001cd7b0" style:font-size-asian="12pt" style:font-size-complex="12pt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Liberation Serif" fo:font-size="12pt" fo:letter-spacing="normal" fo:font-style="normal" style:text-underline-style="solid" style:text-underline-width="auto" style:text-underline-color="font-color" fo:font-weight="normal" officeooo:rsid="001cd7b0" officeooo:paragraph-rsid="001f508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paragraph-rsid="001c1011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paragraph-rsid="00183581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2pt" officeooo:rsid="00150212" officeooo:paragraph-rsid="001c1011" style:font-size-asian="12pt" style:font-size-complex="12pt"/>
    </style:style>
    <style:style style:name="P36" style:family="paragraph" style:parent-style-name="Standard">
      <style:paragraph-properties fo:margin-left="2.501cm" fo:margin-right="0cm" style:line-height-at-least="0.476cm" fo:text-indent="0cm" style:auto-text-indent="false"/>
      <style:text-properties fo:color="#000000" style:font-name="Droid Sans Mono" fo:font-size="9pt" fo:font-weight="normal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9pt" fo:font-weight="normal" officeooo:rsid="00150212" fo:background-color="#fffffe" loext:char-shading-value="0" style:font-size-asian="12pt" style:font-size-complex="12pt"/>
    </style:style>
    <style:style style:name="T3" style:family="text">
      <style:text-properties fo:color="#0000ff" style:font-name="Droid Sans Mono" fo:font-size="9pt" fo:font-weight="normal" officeooo:rsid="00183581" fo:background-color="#fffffe" loext:char-shading-value="0" style:font-size-asian="12pt" style:font-size-complex="12pt"/>
    </style:style>
    <style:style style:name="T4" style:family="text">
      <style:text-properties fo:color="#0000ff" style:font-name="Droid Sans Mono" fo:font-size="9pt" fo:font-weight="normal" officeooo:rsid="001c1011" fo:background-color="#fffffe" loext:char-shading-value="0" style:font-size-asian="12pt" style:font-size-complex="12pt"/>
    </style:style>
    <style:style style:name="T5" style:family="text">
      <style:text-properties fo:color="#800000"/>
    </style:style>
    <style:style style:name="T6" style:family="text">
      <style:text-properties fo:color="#800000" style:font-name="Droid Sans Mono" fo:font-size="9pt" fo:font-weight="normal" officeooo:rsid="00150212" fo:background-color="#fffffe" loext:char-shading-value="0" style:font-size-asian="12pt" style:font-size-complex="12pt"/>
    </style:style>
    <style:style style:name="T7" style:family="text">
      <style:text-properties fo:color="#000000" style:font-name="Droid Sans Mono" fo:font-size="9pt" fo:font-weight="normal" officeooo:rsid="00150212" fo:background-color="#fffffe" loext:char-shading-value="0" style:font-size-asian="12pt" style:font-size-complex="12pt"/>
    </style:style>
    <style:style style:name="T8" style:family="text">
      <style:text-properties fo:color="#ff0000"/>
    </style:style>
    <style:style style:name="T9" style:family="text">
      <style:text-properties fo:color="#ff0000" style:font-name="Droid Sans Mono" fo:font-size="9pt" fo:font-weight="normal" officeooo:rsid="00150212" fo:background-color="#fffffe" loext:char-shading-value="0" style:font-size-asian="12pt" style:font-size-complex="12pt"/>
    </style:style>
    <style:style style:name="T10" style:family="text">
      <style:text-properties fo:color="#2a00ff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officeooo:rsid="001c9239"/>
    </style:style>
    <style:style style:name="T13" style:family="text">
      <style:text-properties officeooo:rsid="001cd7b0"/>
    </style:style>
    <style:style style:name="T14" style:family="text">
      <style:text-properties officeooo:rsid="001d5781"/>
    </style:style>
    <style:style style:name="T15" style:family="text">
      <style:text-properties officeooo:rsid="001f5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Create a<text:span text:style-name="T14">n Application Entity</text:span></text:p>
      <text:p text:style-name="Standard"/>
      <text:p text:style-name="P6"><text:span text:style-name="T13">1. </text:span>URL – <text:span text:style-name="T11">127.0.0.1:8080/~/in-cse/in-name</text:span></text:p>
      <text:p text:style-name="P24"><text:span text:style-name="T11">Method - POST</text:span></text:p>
      <text:p text:style-name="P28">Header</text:p>
      <text:p text:style-name="P26">X-M2M-Origin <text:tab/>admin:admin</text:p>
      <text:p text:style-name="P30">Content-Type <text:tab/><text:tab/>application/xml;ty=<text:span text:style-name="T15">2</text:span></text:p>
      <text:p text:style-name="P32">Body</text:p>
      <text:p text:style-name="P21"><text:span text:style-name="T1">&lt;</text:span><text:span text:style-name="T5">m2m:ae</text:span> <text:span text:style-name="T8">xmlns:m2m</text:span>=<text:span text:style-name="T1">"http://www.onem2m.org/xml/protocols"</text:span> <text:span text:style-name="T8">rn</text:span>=<text:span text:style-name="T1">"test_AE"&gt;</text:span></text:p>
      <text:p text:style-name="P36"><text:span text:style-name="T1">&lt;</text:span><text:span text:style-name="T5">api</text:span><text:span text:style-name="T1">&gt;</text:span>test_ID<text:span text:style-name="T1">&lt;/</text:span><text:span text:style-name="T5">api</text:span><text:span text:style-name="T1">&gt;</text:span></text:p>
      <text:p text:style-name="P36"><text:span text:style-name="T1">&lt;</text:span><text:span text:style-name="T5">lbl</text:span><text:span text:style-name="T1">&gt;</text:span>test_label<text:span text:style-name="T1">&lt;/</text:span><text:span text:style-name="T5">lbl</text:span><text:span text:style-name="T1">&gt;</text:span></text:p>
      <text:p text:style-name="P36"><text:span text:style-name="T1">&lt;</text:span><text:span text:style-name="T5">rr</text:span><text:span text:style-name="T1">&gt;</text:span>false<text:span text:style-name="T1">&lt;/</text:span><text:span text:style-name="T5">rr</text:span><text:span text:style-name="T1">&gt;</text:span></text:p>
      <text:p text:style-name="P17"><text:span text:style-name="T1">&lt;/</text:span><text:span text:style-name="T5">mem:ae</text:span><text:span text:style-name="T1">&gt;</text:span></text:p>
      <text:p text:style-name="P13"/>
      <text:p text:style-name="P13"/>
      <text:p text:style-name="P10">Create a Container</text:p>
      <text:p text:style-name="P2"/>
      <text:p text:style-name="P4"><text:span text:style-name="T13">1. </text:span>URL – <text:span text:style-name="T11">127.0.0.1:8080/~/in-cse/in-name/test_AE</text:span></text:p>
      <text:p text:style-name="P23"><text:span text:style-name="T11">Method - POST</text:span></text:p>
      <text:p text:style-name="P27">Header</text:p>
      <text:p text:style-name="P25">X-M2M-Origin <text:tab/>admin:admin</text:p>
      <text:p text:style-name="P29">Content-Type <text:tab/><text:tab/>application/xml;ty=<text:span text:style-name="T13">3</text:span></text:p>
      <text:p text:style-name="P31">Body</text:p>
      <text:p text:style-name="P20"><text:span text:style-name="T1">&lt;</text:span><text:span text:style-name="T5">m2m:cnt</text:span> <text:span text:style-name="T8">xmlns:m2m</text:span>=<text:span text:style-name="T1">"http://www.onem2m.org/xml/protocols"</text:span> <text:span text:style-name="T8">rn</text:span>=<text:span text:style-name="T1">"test_container"&gt;</text:span></text:p>
      <text:p text:style-name="P17"><text:span text:style-name="T1">&lt;/</text:span><text:span text:style-name="T5">m2m:cnt</text:span><text:span text:style-name="T1">&gt;</text:span></text:p>
      <text:p text:style-name="P2"/>
      <text:p text:style-name="P4"><text:span text:style-name="T13">2. </text:span>URL – <text:span text:style-name="T11">127.0.0.1:8080/~/in-cse/in-name/test_AE/test_container</text:span></text:p>
      <text:p text:style-name="P23"><text:span text:style-name="T11">Method - POST</text:span></text:p>
      <text:p text:style-name="P27">Header</text:p>
      <text:p text:style-name="P25">X-M2M-Origin <text:tab/>admin:admin</text:p>
      <text:p text:style-name="P29">Content-Type <text:tab/><text:tab/>application/xml;ty=<text:span text:style-name="T13">3</text:span></text:p>
      <text:p text:style-name="P31">Body</text:p>
      <text:p text:style-name="P34"><text:span text:style-name="T2">&lt;</text:span><text:span text:style-name="T6">m2m:cnt</text:span><text:span text:style-name="T7"> </text:span><text:span text:style-name="T9">xmlns:m2m</text:span><text:span text:style-name="T7">=</text:span><text:span text:style-name="T2">"http://www.onem2m.org/xml/protocols"</text:span><text:span text:style-name="T7"> </text:span><text:span text:style-name="T9">rn</text:span><text:span text:style-name="T7">=</text:span><text:span text:style-name="T2">"</text:span><text:span text:style-name="T3">node</text:span><text:span text:style-name="T2">_</text:span><text:span text:style-name="T3">descriptor</text:span><text:span text:style-name="T2">"&gt;</text:span></text:p>
      <text:p text:style-name="P19"><text:span text:style-name="T1">&lt;/</text:span><text:span text:style-name="T5">m2m:cnt</text:span><text:span text:style-name="T1">&gt;</text:span></text:p>
      <text:p text:style-name="P3"/>
      <text:p text:style-name="P35"><text:span text:style-name="T13">3. </text:span>URL – <text:span text:style-name="T11">127.0.0.1:8080/~/in-cse/in-name/test_AE/test_container</text:span></text:p>
      <text:p text:style-name="P22"><text:span text:style-name="T11">Method - POST</text:span></text:p>
      <text:p text:style-name="P27">Header</text:p>
      <text:p text:style-name="P25">X-M2M-Origin <text:tab/>admin:admin</text:p>
      <text:p text:style-name="P29">Content-Type <text:tab/><text:tab/>application/xml;ty=<text:span text:style-name="T13">3</text:span></text:p>
      <text:p text:style-name="P31">Body</text:p>
      <text:p text:style-name="P33"><text:span text:style-name="T2">&lt;</text:span><text:span text:style-name="T6">m2m:cnt</text:span><text:span text:style-name="T7"> </text:span><text:span text:style-name="T9">xmlns:m2m</text:span><text:span text:style-name="T7">=</text:span><text:span text:style-name="T2">"http://www.onem2m.org/xml/protocols"</text:span><text:span text:style-name="T7"> </text:span><text:span text:style-name="T9">rn</text:span><text:span text:style-name="T7">=</text:span><text:span text:style-name="T2">"</text:span><text:span text:style-name="T3">node</text:span><text:span text:style-name="T2">_</text:span><text:span text:style-name="T4">data</text:span><text:span text:style-name="T2">"&gt;</text:span></text:p>
      <text:p text:style-name="P18"><text:span text:style-name="T1">&lt;/</text:span><text:span text:style-name="T5">m2m:cnt</text:span><text:span text:style-name="T1">&gt;</text:span></text:p>
      <text:p text:style-name="P5"/>
      <text:p text:style-name="P2"/>
      <text:p text:style-name="P2"/>
      <text:p text:style-name="P8">Create a Node Descriptor – <text:span text:style-name="T12">Container Instance</text:span></text:p>
      <text:p text:style-name="P2"/>
      <text:p text:style-name="P2">URL – <text:span text:style-name="T11">127.0.0.1:8080/~/in-cse/in-name/test_AE/test_container/node_descriptor</text:span></text:p>
      <text:p text:style-name="P2"><text:span text:style-name="T11">Method - POST</text:span></text:p>
      <text:p text:style-name="P14">Header</text:p>
      <text:p text:style-name="P7">X-M2M-Origin <text:tab/>admin:admin</text:p>
      <text:p text:style-name="P16"><text:soft-page-break/>Content-Type <text:tab/><text:tab/>application/xml;ty=4</text:p>
      <text:p text:style-name="P15">Body</text:p>
      <text:p text:style-name="P1"><text:span text:style-name="T1">&lt;</text:span><text:span text:style-name="T5">m2m:cin</text:span> <text:span text:style-name="T8">xmlns:m2m</text:span>=<text:span text:style-name="T1">"http://www.onem2m.org/xml/protocols"&gt;</text:span></text:p>
      <text:p text:style-name="P1"><text:span text:style-name="T1">&lt;</text:span><text:span text:style-name="T5">cnf</text:span><text:span text:style-name="T1">&gt;</text:span>message<text:span text:style-name="T1">&lt;/</text:span><text:span text:style-name="T5">cnf</text:span><text:span text:style-name="T1">&gt;</text:span></text:p>
      <text:p text:style-name="P1"><text:span text:style-name="T1">&lt;</text:span><text:span text:style-name="T5">con</text:span><text:span text:style-name="T1">&gt;</text:span></text:p>
      <text:p text:style-name="P17"><text:span text:style-name="T10">&amp;lt;</text:span>obj<text:span text:style-name="T10">&amp;gt;</text:span></text:p>
      <text:p text:style-name="P17"><text:span text:style-name="T10">&amp;lt;</text:span>str name=<text:span text:style-name="T10">&amp;quot;</text:span>Sensor Name<text:span text:style-name="T10">&amp;quot;</text:span> val=<text:span text:style-name="T10">&amp;quot;</text:span>DHT22<text:span text:style-name="T10">&amp;quot;</text:span>/<text:span text:style-name="T10">&amp;gt;</text:span></text:p>
      <text:p text:style-name="P17"><text:span text:style-name="T10">&amp;lt;</text:span>str name=<text:span text:style-name="T10">&amp;quot;</text:span>Sensor Description<text:span text:style-name="T10">&amp;quot;</text:span> val=<text:span text:style-name="T10">&amp;quot;</text:span>Measures Temperature and Humidity<text:span text:style-name="T10">&amp;quot;</text:span>/<text:span text:style-name="T10">&amp;gt;</text:span></text:p>
      <text:p text:style-name="P17"><text:span text:style-name="T10">&amp;lt;</text:span>str name=<text:span text:style-name="T10">&amp;quot;</text:span>Data String Parameters<text:span text:style-name="T10">&amp;quot;</text:span> val=<text:span text:style-name="T10">&amp;quot;</text:span>Temperature, Humidity<text:span text:style-name="T10">&amp;quot;</text:span>/<text:span text:style-name="T10">&amp;gt;</text:span></text:p>
      <text:p text:style-name="P17"><text:span text:style-name="T10">&amp;lt;</text:span>str name=<text:span text:style-name="T10">&amp;quot;</text:span>Temperature<text:span text:style-name="T10">&amp;quot;</text:span> val=<text:span text:style-name="T10">&amp;quot;</text:span>Instantenous value of Temperature<text:span text:style-name="T10">&amp;quot;</text:span>/<text:span text:style-name="T10">&amp;gt;</text:span></text:p>
      <text:p text:style-name="P17"><text:span text:style-name="T10">&amp;lt;</text:span>str name=<text:span text:style-name="T10">&amp;quot;</text:span>Humidity<text:span text:style-name="T10">&amp;quot;</text:span> val=<text:span text:style-name="T10">&amp;quot;</text:span>Instantenous value of Humidity<text:span text:style-name="T10">&amp;quot;</text:span>/<text:span text:style-name="T10">&amp;gt;</text:span></text:p>
      <text:p text:style-name="P17"><text:span text:style-name="T10">&amp;lt;/</text:span>obj<text:span text:style-name="T10">&amp;gt;</text:span></text:p>
      <text:p text:style-name="P1"><text:span text:style-name="T1">&lt;/</text:span><text:span text:style-name="T5">con</text:span><text:span text:style-name="T1">&gt;</text:span></text:p>
      <text:p text:style-name="P1"><text:span text:style-name="T1">&lt;/</text:span><text:span text:style-name="T5">m2m:cin</text:span><text:span text:style-name="T1">&gt;</text:span></text:p>
      <text:p text:style-name="Standard"/>
      <text:p text:style-name="P9"/>
      <text:p text:style-name="P12">Get data from Container Insta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2:25:28.676620469</meta:creation-date>
    <dc:date>2021-10-09T13:03:59.168985994</dc:date>
    <meta:editing-duration>PT38M26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133" meta:character-count="1762" meta:non-whitespace-character-count="1665"/>
  </office:meta>
</office:document-meta>
</file>